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Question">
      <style:text-properties fo:font-weight="bold" officeooo:rsid="000b561f" officeooo:paragraph-rsid="000b561f" style:font-weight-asian="bold" style:font-weight-complex="bold"/>
    </style:style>
    <style:style style:name="P3" style:family="paragraph" style:parent-style-name="Question">
      <style:text-properties fo:font-weight="bold" officeooo:paragraph-rsid="000bddd5" style:font-weight-asian="bold" style:font-weight-complex="bold"/>
    </style:style>
    <style:style style:name="P4" style:family="paragraph" style:parent-style-name="Code">
      <style:text-properties fo:font-weight="bold" style:font-weight-asian="bold" style:font-weight-complex="bold"/>
    </style:style>
    <style:style style:name="P5" style:family="paragraph" style:parent-style-name="Code">
      <style:text-properties fo:font-weight="bold" officeooo:paragraph-rsid="000c70f9" style:font-weight-asian="bold" style:font-weight-complex="bold"/>
    </style:style>
    <style:style style:name="P6" style:family="paragraph" style:parent-style-name="Code">
      <style:text-properties fo:font-weight="bold" officeooo:rsid="000dd15d" officeooo:paragraph-rsid="000dd15d" style:font-weight-asian="bold" style:font-weight-complex="bold"/>
    </style:style>
    <style:style style:name="P7" style:family="paragraph" style:parent-style-name="Code">
      <style:text-properties fo:font-weight="normal" officeooo:rsid="000dd15d" officeooo:paragraph-rsid="000dd15d" style:font-weight-asian="normal" style:font-weight-complex="normal"/>
    </style:style>
    <style:style style:name="P8" style:family="paragraph" style:parent-style-name="Code">
      <style:text-properties fo:font-weight="normal" officeooo:rsid="000dd15d" officeooo:paragraph-rsid="000c70f9" style:font-weight-asian="normal" style:font-weight-complex="normal"/>
    </style:style>
    <style:style style:name="P9" style:family="paragraph" style:parent-style-name="Code">
      <style:text-properties fo:font-weight="normal" officeooo:rsid="000ea5b5" officeooo:paragraph-rsid="000ea5b5" style:font-weight-asian="normal" style:font-weight-complex="normal"/>
    </style:style>
    <style:style style:name="P10" style:family="paragraph" style:parent-style-name="Code">
      <style:text-properties fo:font-weight="normal" officeooo:rsid="000c70f9" officeooo:paragraph-rsid="000c70f9" style:font-weight-asian="normal" style:font-weight-complex="normal"/>
    </style:style>
    <style:style style:name="P11" style:family="paragraph" style:parent-style-name="Normal_20__28_Web_29_">
      <loext:graphic-properties draw:fill="solid" draw:fill-color="#ffffff"/>
      <style:paragraph-properties fo:background-color="#ffffff"/>
      <style:text-properties style:font-name="Calibri" fo:font-weight="bold" style:font-weight-asian="bold" style:font-weight-complex="bold"/>
    </style:style>
    <style:style style:name="P12" style:family="paragraph" style:parent-style-name="Question" style:master-page-name="Standard">
      <style:paragraph-properties style:page-number="auto"/>
      <style:text-properties fo:font-weight="bold" style:font-weight-asian="bold" style:font-weight-complex="bold"/>
    </style:style>
    <style:style style:name="P13" style:family="paragraph" style:parent-style-name="Question" style:list-style-name="WWNum10">
      <style:text-properties fo:font-weight="bold" style:font-weight-asian="bold" style:font-weight-complex="bold"/>
    </style:style>
    <style:style style:name="P14" style:family="paragraph" style:parent-style-name="Question" style:list-style-name="WWNum10">
      <style:text-properties fo:font-weight="bold" officeooo:paragraph-rsid="000a593a" style:font-weight-asian="bold" style:font-weight-complex="bold"/>
    </style:style>
    <style:style style:name="P15" style:family="paragraph" style:parent-style-name="Question" style:list-style-name="WWNum10">
      <style:text-properties fo:font-weight="bold" officeooo:paragraph-rsid="000a9946" style:font-weight-asian="bold" style:font-weight-complex="bold"/>
    </style:style>
    <style:style style:name="P16" style:family="paragraph" style:parent-style-name="Question" style:list-style-name="WWNum10">
      <style:text-properties fo:font-weight="bold" officeooo:rsid="000b561f" officeooo:paragraph-rsid="000b561f" style:font-weight-asian="bold" style:font-weight-complex="bold"/>
    </style:style>
    <style:style style:name="P17" style:family="paragraph" style:parent-style-name="Question" style:list-style-name="L1">
      <style:text-properties fo:font-weight="bold" officeooo:rsid="000b561f" officeooo:paragraph-rsid="000b561f" style:font-weight-asian="bold" style:font-weight-complex="bold"/>
    </style:style>
    <style:style style:name="P18" style:family="paragraph" style:parent-style-name="Question" style:list-style-name="WWNum10">
      <style:text-properties fo:font-weight="normal" officeooo:rsid="000a9946" officeooo:paragraph-rsid="000a9946" style:font-weight-asian="normal" style:font-weight-complex="normal"/>
    </style:style>
    <style:style style:name="P19" style:family="paragraph" style:parent-style-name="Question" style:list-style-name="WWNum10">
      <style:text-properties fo:font-weight="normal" officeooo:rsid="000b561f" officeooo:paragraph-rsid="000b561f" style:font-weight-asian="normal" style:font-weight-complex="normal"/>
    </style:style>
    <style:style style:name="P20" style:family="paragraph" style:parent-style-name="Question" style:list-style-name="L1">
      <style:text-properties fo:font-weight="normal" officeooo:rsid="000bddd5" officeooo:paragraph-rsid="000bddd5" style:font-weight-asian="normal" style:font-weight-complex="normal"/>
    </style:style>
    <style:style style:name="P21" style:family="paragraph" style:parent-style-name="Question" style:list-style-name="WWNum10">
      <style:paragraph-properties fo:margin-top="0.3335in" fo:margin-bottom="0.111in" loext:contextual-spacing="false" fo:line-height="108%" fo:text-align="start" style:justify-single-word="false" fo:orphans="2" fo:widows="2" style:writing-mode="lr-tb"/>
      <style:text-properties style:font-name="Cambria" fo:font-size="12pt" officeooo:rsid="000a593a" officeooo:paragraph-rsid="000a593a" style:font-size-asian="12pt" style:language-asian="ja" style:country-asian="JP" style:font-size-complex="10pt"/>
    </style:style>
    <style:style style:name="P22" style:family="paragraph" style:parent-style-name="Question" style:list-style-name="WWNum10">
      <style:paragraph-properties fo:margin-top="0.3335in" fo:margin-bottom="0.111in" loext:contextual-spacing="false" fo:line-height="108%" fo:text-align="start" style:justify-single-word="false" fo:orphans="2" fo:widows="2" style:writing-mode="lr-tb"/>
      <style:text-properties style:font-name="Cambria" officeooo:paragraph-rsid="000a593a"/>
    </style:style>
    <style:style style:name="P23" style:family="paragraph" style:parent-style-name="Code">
      <style:text-properties fo:font-weight="normal" style:font-weight-asian="normal" style:font-weight-complex="normal"/>
    </style:style>
    <style:style style:name="P24" style:family="paragraph" style:parent-style-name="Code">
      <style:text-properties fo:font-weight="normal" officeooo:rsid="000ea5b5" officeooo:paragraph-rsid="0014971b" style:font-weight-asian="normal" style:font-weight-complex="normal"/>
    </style:style>
    <style:style style:name="P25" style:family="paragraph" style:parent-style-name="Code">
      <style:text-properties fo:font-weight="normal" officeooo:rsid="00156c0c" officeooo:paragraph-rsid="00156c0c" style:font-weight-asian="normal" style:font-weight-complex="normal"/>
    </style:style>
    <style:style style:name="P26" style:family="paragraph" style:parent-style-name="Code">
      <style:text-properties fo:font-weight="normal" officeooo:rsid="001621fa" officeooo:paragraph-rsid="001621fa" style:font-weight-asian="normal" style:font-weight-complex="normal"/>
    </style:style>
    <style:style style:name="P27" style:family="paragraph" style:parent-style-name="Code">
      <style:text-properties fo:font-weight="normal" officeooo:rsid="00167490" officeooo:paragraph-rsid="00167490" style:font-weight-asian="normal" style:font-weight-complex="normal"/>
    </style:style>
    <style:style style:name="P28" style:family="paragraph" style:parent-style-name="Code">
      <style:text-properties fo:font-weight="normal" officeooo:rsid="0016c97b" officeooo:paragraph-rsid="0016c97b" style:font-weight-asian="normal" style:font-weight-complex="normal"/>
    </style:style>
    <style:style style:name="P29" style:family="paragraph" style:parent-style-name="Code">
      <style:text-properties fo:font-weight="normal" officeooo:rsid="00182504" officeooo:paragraph-rsid="00182504" style:font-weight-asian="normal" style:font-weight-complex="normal"/>
    </style:style>
    <style:style style:name="P30" style:family="paragraph" style:parent-style-name="Code">
      <style:text-properties fo:font-weight="normal" officeooo:rsid="001ba90e" officeooo:paragraph-rsid="001ba90e" style:font-weight-asian="normal" style:font-weight-complex="normal"/>
    </style:style>
    <style:style style:name="P31" style:family="paragraph" style:parent-style-name="Code">
      <style:text-properties fo:font-weight="normal" officeooo:rsid="001d7402" officeooo:paragraph-rsid="001d7402" style:font-weight-asian="normal" style:font-weight-complex="normal"/>
    </style:style>
    <style:style style:name="P32" style:family="paragraph" style:parent-style-name="Code">
      <style:text-properties fo:font-weight="normal" officeooo:rsid="001d7402" officeooo:paragraph-rsid="00205fd2" style:font-weight-asian="normal" style:font-weight-complex="normal"/>
    </style:style>
    <style:style style:name="P33" style:family="paragraph" style:parent-style-name="Code">
      <style:text-properties fo:font-weight="normal" officeooo:rsid="001dd1b4" officeooo:paragraph-rsid="001dd1b4" style:font-weight-asian="normal" style:font-weight-complex="normal"/>
    </style:style>
    <style:style style:name="P34" style:family="paragraph" style:parent-style-name="Code">
      <style:text-properties fo:font-weight="normal" officeooo:rsid="001e4c7d" officeooo:paragraph-rsid="001e7f15" style:font-weight-asian="normal" style:font-weight-complex="normal"/>
    </style:style>
    <style:style style:name="P35" style:family="paragraph" style:parent-style-name="Code">
      <style:text-properties fo:font-weight="normal" officeooo:rsid="00205fd2" officeooo:paragraph-rsid="00205fd2" style:font-weight-asian="normal" style:font-weight-complex="normal"/>
    </style:style>
    <style:style style:name="P36" style:family="paragraph" style:parent-style-name="Code">
      <style:text-properties fo:font-weight="bold" style:font-weight-asian="bold" style:font-weight-complex="bold"/>
    </style:style>
    <style:style style:name="P37" style:family="paragraph" style:parent-style-name="Code">
      <style:text-properties fo:font-weight="bold" officeooo:rsid="00156c0c" officeooo:paragraph-rsid="00156c0c" style:font-weight-asian="bold" style:font-weight-complex="bold"/>
    </style:style>
    <style:style style:name="P38" style:family="paragraph" style:parent-style-name="Code">
      <style:text-properties fo:font-weight="bold" officeooo:paragraph-rsid="00156c0c" style:font-weight-asian="bold" style:font-weight-complex="bold"/>
    </style:style>
    <style:style style:name="P39" style:family="paragraph" style:parent-style-name="Code" style:list-style-name="L5">
      <style:text-properties fo:font-weight="bold" officeooo:rsid="001c7ee5" officeooo:paragraph-rsid="001e7f15" style:font-weight-asian="bold" style:font-weight-complex="bold"/>
    </style:style>
    <style:style style:name="P40" style:family="paragraph" style:parent-style-name="Code" style:list-style-name="L3">
      <style:text-properties officeooo:paragraph-rsid="001c462f"/>
    </style:style>
    <style:style style:name="P41" style:family="paragraph" style:parent-style-name="Code" style:list-style-name="L3">
      <style:text-properties officeooo:rsid="001c462f" officeooo:paragraph-rsid="001c462f"/>
    </style:style>
    <style:style style:name="P42" style:family="paragraph" style:parent-style-name="Code" style:list-style-name="L5">
      <style:text-properties officeooo:rsid="001c462f" officeooo:paragraph-rsid="001e7f15"/>
    </style:style>
    <style:style style:name="P43" style:family="paragraph" style:parent-style-name="Code" style:list-style-name="L3">
      <style:text-properties officeooo:rsid="001c7ee5" officeooo:paragraph-rsid="001c7ee5"/>
    </style:style>
    <style:style style:name="P44" style:family="paragraph" style:parent-style-name="Code">
      <style:text-properties officeooo:rsid="001c7ee5" officeooo:paragraph-rsid="001c7ee5"/>
    </style:style>
    <style:style style:name="P45" style:family="paragraph" style:parent-style-name="Code" style:list-style-name="L5">
      <style:text-properties officeooo:rsid="001c7ee5" officeooo:paragraph-rsid="001e7f15"/>
    </style:style>
    <style:style style:name="P46" style:family="paragraph" style:parent-style-name="Code" style:list-style-name="L3">
      <style:text-properties officeooo:rsid="001d7402" officeooo:paragraph-rsid="001d7402"/>
    </style:style>
    <style:style style:name="P47" style:family="paragraph" style:parent-style-name="Code">
      <style:text-properties officeooo:rsid="001dd1b4" officeooo:paragraph-rsid="001dd1b4"/>
    </style:style>
    <style:style style:name="P48" style:family="paragraph" style:parent-style-name="Code" style:list-style-name="L3">
      <style:text-properties officeooo:rsid="001e4c7d" officeooo:paragraph-rsid="001e4c7d"/>
    </style:style>
    <style:style style:name="P49" style:family="paragraph" style:parent-style-name="Code">
      <style:text-properties officeooo:rsid="001e7f15" officeooo:paragraph-rsid="001e7f15"/>
    </style:style>
    <style:style style:name="P50" style:family="paragraph" style:parent-style-name="Code" style:list-style-name="L3">
      <style:text-properties officeooo:rsid="001e7f15" officeooo:paragraph-rsid="001e7f15"/>
    </style:style>
    <style:style style:name="P51" style:family="paragraph" style:parent-style-name="Code" style:list-style-name="L8">
      <style:text-properties officeooo:paragraph-rsid="001e7f15"/>
    </style:style>
    <style:style style:name="P52" style:family="paragraph" style:parent-style-name="Code" style:list-style-name="L3">
      <style:text-properties officeooo:rsid="00205fd2" officeooo:paragraph-rsid="00205fd2"/>
    </style:style>
    <style:style style:name="P53" style:family="paragraph" style:parent-style-name="Code" style:list-style-name="L8">
      <style:text-properties officeooo:rsid="00205fd2" officeooo:paragraph-rsid="00205fd2"/>
    </style:style>
    <style:style style:name="P54" style:family="paragraph" style:parent-style-name="Code">
      <style:text-properties officeooo:rsid="0021b1cd" officeooo:paragraph-rsid="00205fd2"/>
    </style:style>
    <style:style style:name="P55" style:family="paragraph" style:parent-style-name="Code">
      <style:text-properties officeooo:rsid="00244607" officeooo:paragraph-rsid="00205fd2"/>
    </style:style>
    <style:style style:name="P56" style:family="paragraph" style:parent-style-name="Normal_20__28_Web_29_" style:master-page-name="Converted1">
      <loext:graphic-properties draw:fill="solid" draw:fill-color="#ffffff"/>
      <style:paragraph-properties style:page-number="auto" fo:background-color="#ffffff"/>
      <style:text-properties fo:font-weight="bold" style:font-weight-asian="bold" style:font-weight-complex="bold"/>
    </style:style>
    <style:style style:name="P57" style:family="paragraph" style:parent-style-name="Normal_20__28_Web_29_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58" style:family="paragraph" style:parent-style-name="Normal_20__28_Web_29_">
      <loext:graphic-properties draw:fill="solid" draw:fill-color="#ffffff"/>
      <style:paragraph-properties fo:margin-left="0.5in" fo:margin-right="0in" fo:text-indent="0in" style:auto-text-indent="false" fo:background-color="#ffffff"/>
      <style:text-properties officeooo:paragraph-rsid="001ba90e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Wingdings" style:font-name-asian="Wingdings1" style:font-name-complex="Wingdings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9946" style:font-weight-asian="normal" style:font-weight-complex="normal"/>
    </style:style>
    <style:style style:name="T6" style:family="text">
      <style:text-properties fo:font-weight="normal" officeooo:rsid="000b561f" style:font-weight-asian="normal" style:font-weight-complex="normal"/>
    </style:style>
    <style:style style:name="T7" style:family="text">
      <style:text-properties fo:font-weight="normal" officeooo:rsid="000bddd5" style:font-weight-asian="normal" style:font-weight-complex="normal"/>
    </style:style>
    <style:style style:name="T8" style:family="text">
      <style:text-properties fo:font-weight="normal" officeooo:rsid="000c70f9" style:font-weight-asian="normal" style:font-weight-complex="normal"/>
    </style:style>
    <style:style style:name="T9" style:family="text">
      <style:text-properties fo:font-weight="normal" officeooo:rsid="000d278d" style:font-weight-asian="normal" style:font-weight-complex="normal"/>
    </style:style>
    <style:style style:name="T10" style:family="text">
      <style:text-properties fo:font-weight="normal" officeooo:rsid="000dd15d" style:font-weight-asian="normal" style:font-weight-complex="normal"/>
    </style:style>
    <style:style style:name="T11" style:family="text">
      <style:text-properties fo:font-weight="normal" officeooo:rsid="00156c0c" style:font-weight-asian="normal" style:font-weight-complex="normal"/>
    </style:style>
    <style:style style:name="T12" style:family="text">
      <style:text-properties fo:font-weight="normal" officeooo:rsid="001c462f" style:font-weight-asian="normal" style:font-weight-complex="normal"/>
    </style:style>
    <style:style style:name="T13" style:family="text">
      <style:text-properties fo:font-weight="normal" officeooo:rsid="001c7ee5" style:font-weight-asian="normal" style:font-weight-complex="normal"/>
    </style:style>
    <style:style style:name="T14" style:family="text">
      <style:text-properties fo:font-weight="normal" officeooo:rsid="001d7402" style:font-weight-asian="normal" style:font-weight-complex="normal"/>
    </style:style>
    <style:style style:name="T15" style:family="text">
      <style:text-properties fo:font-weight="normal" officeooo:rsid="001e4c7d" style:font-weight-asian="normal" style:font-weight-complex="normal"/>
    </style:style>
    <style:style style:name="T16" style:family="text">
      <style:text-properties fo:font-weight="normal" officeooo:rsid="001e7f15" style:font-weight-asian="normal" style:font-weight-complex="normal"/>
    </style:style>
    <style:style style:name="T17" style:family="text">
      <style:text-properties fo:font-weight="normal" officeooo:rsid="00205fd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officeooo:rsid="000a593a" style:font-size-asian="12pt" style:language-asian="ja" style:country-asian="JP" style:font-size-complex="10pt"/>
    </style:style>
    <style:style style:name="T20" style:family="text">
      <style:text-properties fo:font-size="12pt" officeooo:rsid="000a9946" style:font-size-asian="12pt" style:language-asian="ja" style:country-asian="JP" style:font-size-complex="10pt"/>
    </style:style>
    <style:style style:name="T21" style:family="text">
      <style:text-properties officeooo:rsid="000a9946"/>
    </style:style>
    <style:style style:name="T22" style:family="text">
      <style:text-properties officeooo:rsid="0014971b"/>
    </style:style>
    <style:style style:name="T23" style:family="text">
      <style:text-properties officeooo:rsid="00156c0c"/>
    </style:style>
    <style:style style:name="T24" style:family="text">
      <style:text-properties officeooo:rsid="00180001"/>
    </style:style>
    <style:style style:name="T25" style:family="text">
      <style:text-properties officeooo:rsid="00182504"/>
    </style:style>
    <style:style style:name="T26" style:family="text">
      <style:text-properties officeooo:rsid="001953b0"/>
    </style:style>
    <style:style style:name="T27" style:family="text">
      <style:text-properties officeooo:rsid="001dd1b4"/>
    </style:style>
    <style:style style:name="T28" style:family="text">
      <style:text-properties officeooo:rsid="001e4c7d"/>
    </style:style>
    <style:style style:name="T29" style:family="text">
      <style:text-properties officeooo:rsid="001e7f15"/>
    </style:style>
    <style:style style:name="T30" style:family="text">
      <style:text-properties officeooo:rsid="00205fd2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álaszolj az alábbi kérdésekre minél részletesebben!</text:p>
      <text:list xml:id="list5151090143131380389" text:style-name="WWNum10">
        <text:list-item>
          <text:p text:style-name="P14">Mi a különbség a &lt;span&gt;, &lt;div&gt;, és az &lt;article&gt; elemek között?</text:p>
          <text:p text:style-name="P21">Mindegyikük a HTML dokumentum tagolására szolgál (szakaszok/containerek), de más szerepben. </text:p>
          <text:list>
            <text:list-item>
              <text:p text:style-name="P21">A span inline elem, vagyis nem veszi fel a teljes sorszélességet. Szövegközi szakaszolásra szolgál (szöveg adott szakasza fogható meg fele). Önmagában nem ad hozzá látható formázást a befoglalt szövegrészhez, <text:span text:style-name="T21">sem szemantikai jelentést.</text:span></text:p>
            </text:list-item>
            <text:list-item>
              <text:p text:style-name="P22"><text:span text:style-name="T19">A div és az article blokk szintű elem, vagyis a teljes sorszélességet felveszik. A div a legáltalánosabb, míg az article , cikket, vagyis egy összefüggő tartalmi elemet hivatott magában foglalni, </text:span><text:span text:style-name="T20">amely önmagában is értelmezhető (pl. fórumbejegyzés, blogbejegyzés, újságcikk). Elvárás, hogy az article-nek legyen valamilyen headingben (h1-h6) megadott címe.</text:span><text:span text:style-name="T19"><text:line-break/><text:line-break/>Ennek szemantikus jelentősége van: a HTML5 filozófiájának megfelelően minden HTML elem megnevezése le is írja a szerepét, bár technikailag nincs közöttük különbség (= ugyanúgy használható egy div mondjuk „main-article” classal cikkek befoglalására, mint az article). <text:s/><text:line-break/><text:line-break/></text:span><text:span text:style-name="T20">A megfelelő elemek használat a megfelelő szerepben szép, jól olvasható kódot biztosít (a Google számára is). A szemantikus elemek elnevezése azt a célt szolgálja, hogy olyan általános elemek, mint a div, végül ne is szerepeljenek a bildben (helyette header, footer, main, section, nav, etc.)</text:span></text:p>
            </text:list-item>
          </text:list>
        </text:list-item>
        <text:list-item>
          <text:p text:style-name="P15">Milyen különbségeket és hasonlóságokat ismersz a cookie-k és a localStorage között?</text:p>
          <text:list>
            <text:list-item>
              <text:p text:style-name="P15"><text:span text:style-name="T5">A fő különbség az, hogy a cookie-kat a </text:span><text:span text:style-name="T6">szerver</text:span><text:span text:style-name="T5">, míg a local</text:span><text:span text:style-name="T6">S</text:span><text:span text:style-name="T5">torage-ot a kliens tudja </text:span><text:span text:style-name="T6">olvasni</text:span><text:span text:style-name="T5"> </text:span><text:span text:style-name="T6">és kezelni.</text:span></text:p>
            </text:list-item>
            <text:list-item>
              <text:p text:style-name="P18"><text:soft-page-break/>Ennek megfelelően a cookie mindig a HTTP kéréssel együtt kerül továbbításra, míg a localSorage-ben tárolt azonosító a kliens oldalon marad.</text:p>
            </text:list-item>
            <text:list-item>
              <text:p text:style-name="P16"><text:span text:style-name="T5">A </text:span><text:span text:style-name="T4">cookie-kban tárolható adatmennyiség jobban limitált: 4096 byte, míg a localStorage nagyobb, akár 5 MB adatot is tárolhat. </text:span></text:p>
            </text:list-item>
            <text:list-item>
              <text:p text:style-name="P19">Adatvédelmi/tárolási szempontból is eltérőek: a cookie-nak van lejárati ideje, és a cookie-k törlésével eltávolítható a böngészőből, míg a localStorage-ot a klines tudja kiüríteni, lejárati ideje by default nincs, és csak cache űrítéssel törölheti a felhasználó.</text:p>
            </text:list-item>
          </text:list>
        </text:list-item>
      </text:list>
      <text:p text:style-name="P1"/>
      <text:p text:style-name="P1"/>
      <text:list xml:id="list143633538683942" text:continue-numbering="true" text:style-name="WWNum10">
        <text:list-item>
          <text:p text:style-name="P13">Milyen http metódusokat ismersz és melyiket milyen célra használják? </text:p>
        </text:list-item>
      </text:list>
      <text:p text:style-name="P3"><text:tab/><text:span text:style-name="T6">A REST </text:span><text:span text:style-name="T7">(Representational State Transfer) </text:span><text:span text:style-name="T6">architektúrára épülő API-k <text:tab/></text:span><text:span text:style-name="T7">az alábbi</text:span><text:span text:style-name="T6"> a felosztásban használják a </text:span><text:span text:style-name="T7">legalapvetőbb </text:span><text:span text:style-name="T6">HTTP </text:span><text:span text:style-name="T7">kéréseket</text:span><text:span text:style-name="T6">:</text:span></text:p>
      <text:list xml:id="list553057889965735019" text:style-name="L1">
        <text:list-item>
          <text:p text:style-name="P17"><text:span text:style-name="T4">GET: </text:span><text:span text:style-name="T7">Adat</text:span><text:span text:style-name="T4">lekérdezés, </text:span><text:span text:style-name="T7">a szerver egy fejlécet és a bodyban található tartalmat adja át.</text:span></text:p>
        </text:list-item>
        <text:list-item>
          <text:p text:style-name="P17"><text:span text:style-name="T4">POST: </text:span><text:span text:style-name="T7">A</text:span><text:span text:style-name="T4">dattovábbítás,</text:span><text:span text:style-name="T7"> a szerver fogadja és feldolgozza a request bodyban található tartalmat. Megfelelő értelmezéséhez be kell állítani a headerben a tartalomtípust.</text:span></text:p>
        </text:list-item>
        <text:list-item>
          <text:p text:style-name="P17"><text:span text:style-name="T4">PUT: </text:span><text:span text:style-name="T7">Ad</text:span><text:span text:style-name="T4">atmódosítás. </text:span><text:span text:style-name="T7">Új adat tárolására is használható, de ha a kérésben hivatkozott adat már megvan a szerveren, azt módosítja a kérés.</text:span></text:p>
        </text:list-item>
        <text:list-item>
          <text:p text:style-name="P17"><text:span text:style-name="T4">DELETE: </text:span><text:span text:style-name="T7">A</text:span><text:span text:style-name="T4">dat törlése.</text:span></text:p>
        </text:list-item>
        <text:list-item>
          <text:p text:style-name="P20"><text:soft-page-break/>HEADER: HTTP header lekérdezése egy adott végpontról. Megegyezik a GET-tel, de a szerver nem ad vissza response body-t, csak headert. </text:p>
        </text:list-item>
      </text:list>
      <text:p text:style-name="P2"><text:span text:style-name="T4"><text:tab/></text:span><text:span text:style-name="T8">A REST API-val szemben </text:span><text:span text:style-name="T7">szemben a SOAP protokoll elsősorban POST <text:tab/>requesteket használ.</text:span></text:p>
      <text:p text:style-name="P2"><text:span text:style-name="T7"><text:tab/></text:span><text:span text:style-name="T8">Ezeken kívül létezik még CONNECT, TRACE, OPTION és PATCH <text:tab/>lekérdezés is, de ezeket eddig nem kellett használnom az egyszerűbb <text:tab/>webappok fejlesztése során, ezért csak felsorolás-szinten említem őket. <text:tab/>(A PATCH részleges adatmódosítást végez, a CONNECT pedig a GET-hez <text:tab/>hasonló, és úgy tudom, HTTPS alatt használandó.)</text:span></text:p>
      <text:p text:style-name="P1"/>
      <text:p text:style-name="P1"/>
      <text:list xml:id="list143633046198319" text:continue-list="list143633538683942" text:style-name="WWNum10">
        <text:list-item>
          <text:p text:style-name="P13">Mi lesz az ’x’ értéke és miért?</text:p>
        </text:list-item>
      </text:list>
      <text:p text:style-name="P4">var a = b = x = 0;</text:p>
      <text:p text:style-name="P4">x = ++a + b++;</text:p>
      <text:p text:style-name="P4"/>
      <text:p text:style-name="P10">Az érték 1. </text:p>
      <text:p text:style-name="P10"/>
      <text:p text:style-name="P10">Az első lépés 0-ra állítja minden változó kiinduló értékét. </text:p>
      <text:p text:style-name="P10"/>
      <text:p text:style-name="P5"><text:span text:style-name="T8">Az összeadás során a ++a (pre-increment) először megnöveli a értékét 1-gyel, majd visszaadja azt. A b++ művelet (post-increment) először visszaadja b értékét, majd megnöveli 1-gyel, de </text:span><text:span text:style-name="T9">így </text:span><text:span text:style-name="T8">a-hoz még az eredeti érték kerül hozzáadásra. </text:span></text:p>
      <text:p text:style-name="P10"/>
      <text:p text:style-name="P10">Így a művelet kibontva: x = (1 + 0) + (0), vagyis x = 1. </text:p>
      <text:p text:style-name="P8"/>
      <text:p text:style-name="P6"><text:span text:style-name="T10">A </text:span><text:span text:style-name="T4">művelet végrehajtása után mindegyik változó értéke 1 lesz.</text:span></text:p>
      <text:p text:style-name="P4"/>
      <text:list xml:id="list143632730204991" text:continue-numbering="true" text:style-name="WWNum10">
        <text:list-item>
          <text:p text:style-name="P13">Mi kerül az x változóba és miért?</text:p>
        </text:list-item>
      </text:list>
      <text:p text:style-name="P4">var x = (a = 3);</text:p>
      <text:p text:style-name="P4"/>
      <text:p text:style-name="P7">Az x változóba a 3 érték kerül. A végrehajtás során az a változó először megkapja a 3 értéket, majd x változó értékét az a-val megegyezőre állítjuk.</text:p>
      <text:list xml:id="list143633260866101" text:continue-numbering="true" text:style-name="WWNum10">
        <text:list-item>
          <text:p text:style-name="P13">Mit ír ki és miért?</text:p>
        </text:list-item>
      </text:list>
      <text:p text:style-name="P4"><text:soft-page-break/>var bar = function() { console.log("bar"); }</text:p>
      <text:p text:style-name="P4">var foo = function() { console.log("foo"); }</text:p>
      <text:p text:style-name="P4">console.log("baz");</text:p>
      <text:p text:style-name="P4">setTimeout(foo, 1000);</text:p>
      <text:p text:style-name="P4">setTimeout(bar, 500);</text:p>
      <text:p text:style-name="P4"/>
      <text:p text:style-name="P4"/>
      <text:p text:style-name="P7">A kiírt szöveg: baz, bar, majd foo, ebben a sorrendben. A baz azonnal, a bar 0,5, a foo pedig 1 másodperc késleltetéssel jelenik meg, mivel a console.log azonnal, a setTimeout funkcióval végrehajtott műveletek pedig a megadott 500, ill. 1000 ms késleltetéssel kerülnek végrehajtásra.</text:p>
      <text:p text:style-name="P4"/>
      <text:list xml:id="list143632553669933" text:continue-numbering="true" text:style-name="WWNum10">
        <text:list-item>
          <text:p text:style-name="P13">Mi a különbség a két változó között?</text:p>
        </text:list-item>
      </text:list>
      <text:p text:style-name="P4">var v1 = document.getElementById(’inputText’);</text:p>
      <text:p text:style-name="P4">var v2 = $(’#inputText’);</text:p>
      <text:p text:style-name="P4"/>
      <text:p text:style-name="P9">A getElementById metódus egy HTML collectiont állít elő, vagyis „kiemeli” a DOM-ból a megadott ID-val rendelkező elemet és minden child elemet, amely benne található.</text:p>
      <text:p text:style-name="P9"/>
      <text:p text:style-name="P9">A $ jellel megkezdett keresés egy JQuery objektumot ad vissza, ami NodeList típusú. Ennek előnye, hogy a JS array metúdusok használhatók a benne foglalt elemek eléréséhez (pl. forEach, map, etc.) </text:p>
      <text:p text:style-name="P4"/>
      <text:list xml:id="list143631970367199" text:continue-numbering="true" text:style-name="WWNum10">
        <text:list-item>
          <text:p text:style-name="P13">Mely mód(ok)on lehet elérni a „John Smith” szöveget tartalmazó változót?</text:p>
        </text:list-item>
      </text:list>
      <text:p text:style-name="P4">var data = {</text:p>
      <text:p text:style-name="P4"><text:tab/>’person.name’: ’John Smith’</text:p>
      <text:p text:style-name="P4">};</text:p>
      <text:p text:style-name="P4"/>
      <text:p text:style-name="P9">Az itt látható képlet egy object literal. Kétféle notation révén érhető el a ben<text:span text:style-name="T23">ne</text:span> foglalt <text:span text:style-name="T23">propertyk </text:span>érték<text:span text:style-name="T23">e</text:span>:</text:p>
      <text:p text:style-name="P9">- dot notation: data.key</text:p>
      <text:p text:style-name="P9">- square bracket notation: data[key]</text:p>
      <text:p text:style-name="P9"/>
      <text:p text:style-name="P24">Mivel itt a hivatkozó kulcs stringként van megadva, ezért csak a square bracket notation használható: <text:line-break/><text:line-break/><text:span text:style-name="T22">data['person.name'];</text:span></text:p>
      <text:list xml:id="list143632544554678" text:continue-numbering="true" text:style-name="WWNum10">
        <text:list-item>
          <text:p text:style-name="P13">Mit ír ki és miért?</text:p>
        </text:list-item>
      </text:list>
      <text:p text:style-name="P4"><text:soft-page-break/>var callbacks = [];</text:p>
      <text:p text:style-name="P4">for (var i = 0; i &lt; 5; ++i) {</text:p>
      <text:p text:style-name="P4"><text:tab/>callbacks.push(function() { console.log(i); });</text:p>
      <text:p text:style-name="P4">}</text:p>
      <text:p text:style-name="P4">callbacks[3]();</text:p>
      <text:p text:style-name="P4"/>
      <text:p text:style-name="P38"><text:span text:style-name="T11">5-öt.</text:span><text:span text:style-name="T23"> </text:span></text:p>
      <text:p text:style-name="P38"/>
      <text:p text:style-name="P25">A magyarázat: a callbacks egy array, amelybe 5x belehelyezünk (push) egy funlciót, amely az i értékét logolja ki. Végrehajtásra viszont csak ezek után kerül, ha a 3. elemet meghivatkozzuk, és a benne lévő callbacket meghívjuk, akkor az iteráláshoz használt i végső értékét, az 5-öt fogja kiírni. </text:p>
      <text:p text:style-name="P25"/>
      <text:p text:style-name="P26">(Egyszerűen megnézhető az összes callback által visszadott érték mondjuk egy forEach segítségével: </text:p>
      <text:p text:style-name="P26"/>
      <text:p text:style-name="P26"><text:tab/>callbacks.forEach(function(e) { </text:p>
      <text:p text:style-name="P26"><text:tab/><text:tab/>e();</text:p>
      <text:p text:style-name="P26"><text:tab/>}); </text:p>
      <text:p text:style-name="P26"/>
      <text:p text:style-name="P26">Ilyenkor 5x kerül kilogolásra az 5.</text:p>
      <text:p text:style-name="P26"/>
      <text:p text:style-name="P26">)</text:p>
      <text:p text:style-name="P4"/>
      <text:list xml:id="list143633506287242" text:continue-numbering="true" text:style-name="WWNum10">
        <text:list-item>
          <text:p text:style-name="P13">Mit ír ki és miért?</text:p>
        </text:list-item>
      </text:list>
      <text:p text:style-name="P4">var a = 2, b = { c: 4 };<text:line-break/>var x = a, y = b;</text:p>
      <text:p text:style-name="P4">x = 5;<text:line-break/>y.c = 6;</text:p>
      <text:p text:style-name="P4">console.log(a + b.c);</text:p>
      <text:p text:style-name="P4"/>
      <text:p text:style-name="P27">8. Az a értéke végig változatlanul kettő.</text:p>
      <text:p text:style-name="P27">Az object literalként definiált b object viszont nem átadható érték, az y és a b változó is ugyanarra az objektumra mutat. </text:p>
      <text:p text:style-name="P27"/>
      <text:p text:style-name="P27">Így az y.c módosítása 6-ra állítja a b.c értékét is, vagyis a művelet során az a változó 2 értéke és b.c új, 6 értéke kerül összeadásra. </text:p>
      <text:p text:style-name="P37"/>
      <text:p text:style-name="P4"/>
      <text:list xml:id="list143631698217845" text:continue-numbering="true" text:style-name="WWNum10">
        <text:list-item>
          <text:p text:style-name="P13">Mi a különbség a két CSS selector között?</text:p>
        </text:list-item>
      </text:list>
      <text:p text:style-name="P4">.element .symbol {}</text:p>
      <text:p text:style-name="Code"><text:span text:style-name="pun"><text:span text:style-name="T18">.</text:span></text:span><text:span text:style-name="pln"><text:span text:style-name="T18">element</text:span></text:span><text:span text:style-name="pun"><text:span text:style-name="T18">.</text:span></text:span><text:span text:style-name="pln"><text:span text:style-name="T18">large </text:span></text:span><text:span text:style-name="pun"><text:span text:style-name="T18">.</text:span></text:span><text:span text:style-name="pln"><text:span text:style-name="T18">symbol </text:span></text:span><text:span text:style-name="pun"><text:span text:style-name="T18">{}</text:span></text:span></text:p>
      <text:p text:style-name="P28"><text:soft-page-break/></text:p>
      <text:p text:style-name="P28">Az első minden <text:span text:style-name="T25">selector az „element” class „symbol” classba tartozó leszármazottat választja ki.</text:span></text:p>
      <text:p text:style-name="P28"/>
      <text:p text:style-name="P28">A második <text:span text:style-name="T25">selector</text:span> csak az „element” <text:span text:style-name="T24">és</text:span> „large” <text:span text:style-name="T24">classal egyaránt </text:span>rendelkező <text:span text:style-name="T25">elemek „symbol” classba tartozó leszármazottait választja ki.</text:span></text:p>
      <text:p text:style-name="P4"/>
      <text:p text:style-name="P4"/>
      <text:list xml:id="list143632773230836" text:continue-numbering="true" text:style-name="WWNum10">
        <text:list-item>
          <text:p text:style-name="P13">Milyen színű lesz a felirat és miért?</text:p>
        </text:list-item>
      </text:list>
      <text:p text:style-name="P4">&lt;div class="form-square"&gt;</text:p>
      <text:p text:style-name="P4"><text:s text:c="4"/>&lt;div class="seven-col"&gt;</text:p>
      <text:p text:style-name="P4"><text:s text:c="7"/>Hello World!</text:p>
      <text:p text:style-name="P4"><text:s text:c="5"/>&lt;/div&gt;</text:p>
      <text:p text:style-name="P4">&lt;/div&gt;<text:bookmark text:name="_GoBack"/></text:p>
      <text:p text:style-name="P4"/>
      <text:p text:style-name="P4">div.form-square &gt; div {</text:p>
      <text:p text:style-name="P4"><text:s text:c="3"/>color: blue;</text:p>
      <text:p text:style-name="P4">}</text:p>
      <text:p text:style-name="P4"/>
      <text:p text:style-name="P4">.seven-col {</text:p>
      <text:p text:style-name="P4"><text:s text:c="3"/>color: red;</text:p>
      <text:p text:style-name="P4">}</text:p>
      <text:p text:style-name="P4"/>
      <text:p text:style-name="P29">Kék. Ugyan a seven-col classú divnek van saját color <text:span text:style-name="T26">propertyje</text:span>, <text:span text:style-name="T26">de a szülőre vonatkozó beállítás (a form-square minden div childja kék font színnel rendelkezzen) magasabb specificity értékkel bír, ezért felülírja a child div saját osztályához tartozó beállítást.</text:span> </text:p>
      <text:p text:style-name="P23"/>
      <text:list xml:id="list143632139847767" text:continue-numbering="true" text:style-name="WWNum10">
        <text:list-item>
          <text:p text:style-name="P13">Adatbázis tervezési feladat</text:p>
        </text:list-item>
      </text:list>
      <text:p text:style-name="P11">Tervezd meg egy webáruház adatbázis sémáját – relációs adatbázisban (táblákban gondolkodj)!</text:p>
      <text:p text:style-name="P11">Termékeket szeretnénk tárolni úgy, hogy az adminok a felületen vehessék fel a termékeket. A termékhez bármennyi, különböző típusú attribútum tartozhat. Új terméktípus, vagy új termék-attribútum felvételéhez ne kelljen sémát módosítani!</text:p>
      <text:p text:style-name="P11">Példa a termékekre és attribútumaikra:</text:p>
      <text:section text:style-name="Sect1" text:name="TextSection">
        <text:p text:style-name="P57"><text:span text:style-name="Question_20_Char"><text:span text:style-name="T18">Dell Vostro X500</text:span></text:span><text:span text:style-name="T2"><text:line-break/>- memória: 16gb <text:line-break/>- processzor magok száma: 4 <text:line-break/></text:span><text:soft-page-break/><text:span text:style-name="T2">- bevezetés ideje: 2015-12-31</text:span></text:p>
        <text:p text:style-name="P58"><text:span text:style-name="Question_20_Char"><text:span text:style-name="T18">Braun A1800 hajszárító</text:span></text:span><text:span text:style-name="T2"><text:line-break/>- szín: fekete, fehér<text:line-break/>- erősség: 1800W<text:line-break/>- hideglevegő fújás: igen <text:line-break/>- garanciális hónapok száma: 12</text:span></text:p>
        <text:p text:style-name="P58"/>
      </text:section>
      <text:p text:style-name="P56"><text:span text:style-name="T1">A cél tehát olyan adatstruktúrát kialakítani, hogy ha ezentúl notebookoknál a kijelző felbontását is tárolni szeretnénk, akkor ehhez ne kelljen az adattáblák struktúráját módosítani. Ha több alternatív megoldást is találsz, írhatsz többet is. Az adatstruktúrát bármilyen formában leírhatod – csak értsük meg </text:span><text:span text:style-name="T3"></text:span></text:p>
      <text:p text:style-name="P31">A webáruház termékeket, ha fix az adatstruktúra, úgy lenne logikus tárolni, hogy egy táblában minden sor egy termék, az oszlopok pedig az egyes jellemzőket írják le.</text:p>
      <text:p text:style-name="P31"/>
      <text:p text:style-name="P33">1. Megoldás: külön táblák, <text:span text:style-name="T29">rugalmas sormennyiséggel</text:span></text:p>
      <text:p text:style-name="P31"/>
      <text:p text:style-name="P31">Jelen esetben azonban nem módosíthatjuk a táblákat, illetve azok oszlopait az adatbázison belül, ezért egy táblának az állandó paramétereket kell tartalmaznia, <text:s/>ebben továbbra is egy sor egy terméket tartalmaz.</text:p>
      <text:p text:style-name="P31"/>
      <text:p text:style-name="P32">Egy másik tábla viszont univerzális oszlopokat tartalmaz: a primary key a termék cikkszáma, az egyik tároló oszlop a kulcs, a másik pedig a hozzá rendelt érték. Így egy adott termékhez tetszőleges mennyiségű sor tartozhat a szükséges tárolt adatoknak megfelelően, amelyek a cikkszám alapján kereshetők. </text:p>
      <text:p text:style-name="P32"/>
      <text:p text:style-name="P32"><text:span text:style-name="T30">(Megj.: az itt vázolt sémák még a pontos oszlop elnevezéseket tartalmazzák, és az adattípusoknak is csak a fő kategóriáját határoztam meg – a szükséges karakterhosszokat a termékek/best practice ismeretében lehetne kialakítani, az INT értékeket pedig, ha soha nem szeretnénk a táblához nyúlni, nem akartam korlátozni. Pl. gyártó neveknél jó, ha megvan a teljes név, ami rendszerint nem túl hosszú, de kategóriáknál/alkategóriáknál így „vakon” csak az a foolproof, ha van elég helyem arra is, hogy „egér”, vagy „notebook adapter”, de arra is, hogy „informatikai zabhegyező szervizkészlet fluxuskondenzátor talpazat kiegészítők”). </text:span></text:p>
      <text:p text:style-name="P30"/>
      <text:p text:style-name="P30">Táblák <text:span text:style-name="T28">és oszlopok:</text:span></text:p>
      <text:list xml:id="list1680321935048147850" text:style-name="L3">
        <text:list-item>
          <text:p text:style-name="P40"><text:span text:style-name="T12">Termékek </text:span><text:span text:style-name="T14">állandó paraméterei</text:span></text:p>
          <text:list>
            <text:list-item>
              <text:p text:style-name="P41"><text:span text:style-name="T4">Cikkszám </text:span><text:span text:style-name="T15">(INT) </text:span><text:span text:style-name="T17">(primary key)</text:span></text:p>
            </text:list-item>
            <text:list-item>
              <text:p text:style-name="P41"><text:span text:style-name="T4">Gyártó </text:span><text:span text:style-name="T15">(</text:span><text:span text:style-name="T16">CHAR</text:span><text:span text:style-name="T15">)</text:span></text:p>
            </text:list-item>
            <text:list-item>
              <text:p text:style-name="P41"><text:span text:style-name="T4">Modell </text:span><text:span text:style-name="T14">név </text:span><text:span text:style-name="T15">(</text:span><text:span text:style-name="T16">CHAR</text:span><text:span text:style-name="T15">)</text:span></text:p>
            </text:list-item>
            <text:list-item>
              <text:p text:style-name="P41"><text:span text:style-name="T4">Termék főkategória (pl. számítástechnika, háztartási gép, szórakoztató elektronika) </text:span><text:span text:style-name="T15">(</text:span><text:span text:style-name="T16">CHAR</text:span><text:span text:style-name="T15">)</text:span></text:p>
            </text:list-item>
            <text:list-item>
              <text:p text:style-name="P41"><text:span text:style-name="T4">Termék alkategória (pl. notebook, monitor, hajszárító) </text:span><text:span text:style-name="T15">(</text:span><text:span text:style-name="T16">CHAR</text:span><text:span text:style-name="T15">)</text:span></text:p>
            </text:list-item>
            <text:list-item>
              <text:p text:style-name="P43"><text:span text:style-name="T4">Ár </text:span><text:span text:style-name="T15">(INT)</text:span></text:p>
            </text:list-item>
            <text:list-item>
              <text:p text:style-name="P43"><text:span text:style-name="T4">Készlet </text:span><text:span text:style-name="T15">(INT)</text:span></text:p>
            </text:list-item>
            <text:list-item>
              <text:p text:style-name="P46"><text:span text:style-name="T4">stb.</text:span></text:p>
            </text:list-item>
          </text:list>
        </text:list-item>
        <text:list-item>
          <text:p text:style-name="P41"><text:span text:style-name="T4">Műszaki paraméter</text:span><text:span text:style-name="T13">ek</text:span></text:p>
          <text:list>
            <text:list-item>
              <text:p text:style-name="P41"><text:span text:style-name="T4">Cikkszám </text:span><text:span text:style-name="T15">(INT) </text:span><text:span text:style-name="T17">(primary key)</text:span></text:p>
            </text:list-item>
            <text:list-item>
              <text:p text:style-name="P43"><text:span text:style-name="T4">Paraméter kulcs (pl. „Felbontás”) </text:span><text:span text:style-name="T15">(</text:span><text:span text:style-name="T16">CHAR</text:span><text:span text:style-name="T15">)</text:span></text:p>
            </text:list-item>
            <text:list-item>
              <text:p text:style-name="P43"><text:span text:style-name="T4">Paraméter érték </text:span><text:span text:style-name="T14">(pl. 1080p) </text:span><text:span text:style-name="T15">(</text:span><text:span text:style-name="T16">CHAR</text:span><text:span text:style-name="T15">)</text:span></text:p>
            </text:list-item>
          </text:list>
        </text:list-item>
        <text:list-item>
          <text:p text:style-name="P48"><text:span text:style-name="T4">Műszaki paraméter validáció</text:span></text:p>
          <text:list>
            <text:list-item>
              <text:p text:style-name="P52"><text:span text:style-name="T4">Sorszám (INT) (primary key – itt minden más ismétlődhet, ezért kell vmilyen arbitrális egyedi ID)</text:span></text:p>
            </text:list-item>
            <text:list-item>
              <text:p text:style-name="P50"><text:span text:style-name="T4">Termék alkategória (CHAR)</text:span></text:p>
            </text:list-item>
            <text:list-item>
              <text:p text:style-name="P48"><text:soft-page-break/><text:span text:style-name="T4">Paraméter kulcs (</text:span><text:span text:style-name="T16">CHAR</text:span><text:span text:style-name="T4">)</text:span></text:p>
            </text:list-item>
            <text:list-item>
              <text:p text:style-name="P48"><text:span text:style-name="T4">Paraméter érték (</text:span><text:span text:style-name="T16">CHAR</text:span><text:span text:style-name="T4">)</text:span></text:p>
            </text:list-item>
          </text:list>
        </text:list-item>
      </text:list>
      <text:p text:style-name="P44"><text:span text:style-name="T15"/></text:p>
      <text:p text:style-name="P34">A paraméter kulcsokat és értékeket ez esetben egyaránt valamilyen <text:span text:style-name="T29">szöveges</text:span> formátumban tárolnám, mivel sokféle formátum szóba jöhet. Pl. Kamera felbontás lehet 5 megapixel, ekkor elég lenne egy INT típusú mező, de a képernyőfelbontás már két adat is lehet, pl. 1280x720, ez pedig már <text:span text:style-name="T29">szöveg</text:span>. <text:span text:style-name="T29"><text:s/></text:span><text:line-break/><text:line-break/>Az adatbevitelnél ezért érdemes a szóba jöhető termékekhez validációs referencia-táblát is készíteni, hogy pl. az adatbevitelnél egy dropdown listából, <text:span text:style-name="T30">vagy prediktív javaslatokból</text:span> csak létező értékeket lehessen kiválasztani, és ne kelljen mindig manuális adatbevitelre hagyatkozni. <text:span text:style-name="T29">Ebben a táblában (3.) a pirmary key a termék alkategória oszlop, amely leírja, hogy milyen paraméterekkel bírhat egy notebook és egy hajszárító (képernyőfelbontás vs. Hideg levegő fújás boolean (TINYINT)).</text:span></text:p>
      <text:p text:style-name="P34"/>
      <text:p text:style-name="P35">A táblában ahány értéke lehet egy adott termék paraméter kulcsnak, az adott kulcs annyi sorban szerepel, eltérő értékkel. </text:p>
      <text:p text:style-name="P44"><text:span text:style-name="T14"/></text:p>
      <text:p text:style-name="P47"><text:span text:style-name="T14">2. </text:span><text:span text:style-name="T4">Megoldás: MySQL JSON adattípus használata</text:span></text:p>
      <text:p text:style-name="P47"><text:span text:style-name="T4"/></text:p>
      <text:p text:style-name="P47"><text:span text:style-name="T4">A rögzített oszlopokkal használt első táblázat-változat mellett használható a MySQL JSON típusú adatoszlopa is, mivel a JSON rugalmasan változtatható kulcs-érték párokat tárol. Így a megjeleníteni kívánt termékjellemzők egy JSON típusú oszlopba kerülnek, és ezen belül kell szerepelnie a megfelelő – éppen használt – kulcs-érték pároknak. </text:span></text:p>
      <text:p text:style-name="P47"><text:span text:style-name="T4"/></text:p>
      <text:p text:style-name="P47"><text:span text:style-name="T4">Tehát a tábla oszlopai: </text:span></text:p>
      <text:list xml:id="list7845121318051222163" text:style-name="L5">
        <text:list-item>
          <text:list>
            <text:list-item>
              <text:p text:style-name="P42"><text:span text:style-name="T4">Cikkszám </text:span><text:span text:style-name="T15">(INT)</text:span></text:p>
            </text:list-item>
            <text:list-item>
              <text:p text:style-name="P42"><text:span text:style-name="T4">Gyártó </text:span><text:span text:style-name="T15">(</text:span><text:span text:style-name="T16">CHAR</text:span><text:span text:style-name="T15">)</text:span></text:p>
            </text:list-item>
            <text:list-item>
              <text:p text:style-name="P42"><text:span text:style-name="T4">Modell </text:span><text:span text:style-name="T14">név </text:span><text:span text:style-name="T15">(</text:span><text:span text:style-name="T16">CHAR</text:span><text:span text:style-name="T15">)</text:span></text:p>
            </text:list-item>
            <text:list-item>
              <text:p text:style-name="P42"><text:span text:style-name="T4">Termék főkategória (pl. számítástechnika, háztartási gép, szórakoztató elektronika) </text:span><text:span text:style-name="T15">(</text:span><text:span text:style-name="T16">CHAR</text:span><text:span text:style-name="T15">)</text:span></text:p>
            </text:list-item>
            <text:list-item>
              <text:p text:style-name="P42"><text:span text:style-name="T4">Termék alkategória (pl. notebook, monitor, hajszárító) </text:span><text:span text:style-name="T15">(</text:span><text:span text:style-name="T16">CHAR</text:span><text:span text:style-name="T15">)</text:span></text:p>
            </text:list-item>
            <text:list-item>
              <text:p text:style-name="P45"><text:span text:style-name="T4">Ár </text:span><text:span text:style-name="T15">(INT)</text:span></text:p>
            </text:list-item>
            <text:list-item>
              <text:p text:style-name="P45"><text:span text:style-name="T4">Készlet </text:span><text:span text:style-name="T15">(INT)</text:span></text:p>
            </text:list-item>
            <text:list-item>
              <text:p text:style-name="P39"><text:span text:style-name="T27">Műszaki paraméterek (JSON)</text:span></text:p>
            </text:list-item>
          </text:list>
        </text:list-item>
      </text:list>
      <text:p text:style-name="P47"><text:span text:style-name="T4"/></text:p>
      <text:p text:style-name="P47"><text:span text:style-name="T4">Így csak az érintett, jelen esetben a 8. oszlop JSON állományának kulcs-érték párosait kell módosítani. </text:span></text:p>
      <text:p text:style-name="P47"><text:span text:style-name="T4"/></text:p>
      <text:p text:style-name="P49"><text:span text:style-name="T4">Ehhez a táblához a JSON formátumnak hála, már </text:span><text:span text:style-name="T17">tömörebben</text:span><text:span text:style-name="T4"> lehet validációs táblát készíteni, amely az alábbi oszlopokból épül fel: </text:span></text:p>
      <text:p text:style-name="P49"><text:span text:style-name="T4"/></text:p>
      <text:list xml:id="list7183501432829229155" text:style-name="L8">
        <text:list-item>
          <text:p text:style-name="P51"><text:span text:style-name="T16">Termék alkategória (CHAR) (primary key)</text:span></text:p>
        </text:list-item>
        <text:list-item>
          <text:p text:style-name="P53"><text:span text:style-name="T16">M</text:span><text:span text:style-name="T4">űszaki paraméterek (JSON)</text:span></text:p>
        </text:list-item>
      </text:list>
      <text:p text:style-name="P55"><text:span text:style-name="T4"/></text:p>
      <text:p text:style-name="P54"><text:span text:style-name="T4"/></text:p>
      <text:p text:style-name="P47"><text:span text:style-name="T4"/></text:p>
      <text:p text:style-name="P4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Question" style:family="paragraph" style:parent-style-name="Standard" style:auto-update="true" style:default-outline-level="">
      <style:paragraph-properties fo:margin-top="0.3335in" fo:margin-bottom="0.111in" loext:contextual-spacing="false"/>
      <style:text-properties style:font-name="Cambria" fo:font-family="Cambria" style:font-family-generic="roman" style:font-pitch="variable" fo:font-size="12pt" fo:font-weight="normal" style:font-name-asian="Calibri1" style:font-family-asian="Calibri" style:font-family-generic-asian="system" style:font-pitch-asian="variable" style:font-size-asian="12pt" style:language-asian="ja" style:country-asian="JP" style:font-weight-asian="normal" style:font-size-complex="10pt" style:font-weight-complex="normal"/>
    </style:style>
    <style:style style:name="Code" style:family="paragraph" style:parent-style-name="Standard" style:default-outline-level="">
      <style:paragraph-properties fo:margin-top="0in" fo:margin-bottom="0in" loext:contextual-spacing="false"/>
      <style:text-properties style:font-name="Consolas" fo:font-family="Consolas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Question_20_Char" style:display-name="Question Ch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ja" style:country-asian="JP" style:font-weight-asian="bold" style:font-size-complex="10pt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TML-ként_20_formázott_20_Char" style:display-name="HTML-ként formázott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Courier New1" style:font-family-complex="'Courier New'" style:font-family-generic-complex="system" style:font-pitch-complex="variable" style:font-size-complex="10pt"/>
    </style:style>
    <style:style style:name="pun" style:family="text" style:parent-style-name="Default_20_Paragraph_20_Font"/>
    <style:style style:name="pl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ímsor_20_1_20_Char" style:display-name="Címsor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jdu Gábor</meta:initial-creator>
    <meta:editing-cycles>18</meta:editing-cycles>
    <meta:creation-date>2017-02-20T15:49:00</meta:creation-date>
    <dc:date>2017-02-27T14:36:31.421522441</dc:date>
    <meta:editing-duration>PT2H8M2S</meta:editing-duration>
    <meta:generator>LibreOffice/5.1.6.2$Linux_X86_64 LibreOffice_project/10m0$Build-2</meta:generator>
    <meta:document-statistic meta:table-count="0" meta:image-count="0" meta:object-count="0" meta:page-count="9" meta:paragraph-count="137" meta:word-count="1758" meta:character-count="11836" meta:non-whitespace-character-count="10187"/>
    <meta:user-defined meta:name="AppVersion">16.0000</meta:user-defined>
    <meta:user-defined meta:name="Company">Danubi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